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9f6e" officeooo:paragraph-rsid="001b9f6e"/>
    </style:style>
    <style:style style:name="P2" style:family="paragraph" style:parent-style-name="Text_20_body">
      <style:text-properties officeooo:rsid="001b9f6e" officeooo:paragraph-rsid="001b9f6e"/>
    </style:style>
    <style:style style:name="P3" style:family="paragraph" style:parent-style-name="Text_20_body">
      <style:text-properties officeooo:rsid="001c3851" officeooo:paragraph-rsid="001c3851"/>
    </style:style>
    <style:style style:name="P4" style:family="paragraph" style:parent-style-name="Text_20_body">
      <style:text-properties officeooo:rsid="001e431c" officeooo:paragraph-rsid="001e431c"/>
    </style:style>
    <style:style style:name="P5" style:family="paragraph" style:parent-style-name="Text_20_body">
      <style:text-properties officeooo:paragraph-rsid="001e431c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Heading_20_3">
      <style:text-properties style:text-underline-style="solid" style:text-underline-width="auto" style:text-underline-color="font-color"/>
    </style:style>
    <style:style style:name="P9" style:family="paragraph" style:parent-style-name="Heading_20_3">
      <style:text-properties officeooo:paragraph-rsid="001c3851"/>
    </style:style>
    <style:style style:name="P10" style:family="paragraph" style:parent-style-name="Heading_20_3">
      <style:text-properties officeooo:rsid="001c3851" officeooo:paragraph-rsid="001c3851"/>
    </style:style>
    <style:style style:name="T1" style:family="text">
      <style:text-properties officeooo:rsid="001b9f6e"/>
    </style:style>
    <style:style style:name="T2" style:family="text">
      <style:text-properties style:font-name="Liberation Sans" fo:font-size="14.1000003814697pt" fo:font-weight="bold" officeooo:rsid="001b9f6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1c385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officeooo:rsid="001c3851"/>
    </style:style>
    <style:style style:name="T5" style:family="text">
      <style:text-properties officeooo:rsid="001e4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unctional Requirement Document</text:h>
      <text:h text:style-name="P7" text:outline-level="2">Project Name: <text:span text:style-name="T1">Loan Management Application</text:span></text:h>
      <text:p text:style-name="P1">Loan Management application helps user and bank to apply for loan and give facilities respectively. </text:p>
      <text:h text:style-name="P8" text:outline-level="3">For the Admin:</text:h>
      <text:h text:style-name="Heading_20_3" text:outline-level="3">Approve Loan:</text:h>
      <text:p text:style-name="P2">The admin will able to approve or reject the loan based on the user’s application for loan.</text:p>
      <text:h text:style-name="Heading_20_3" text:outline-level="3">Dash<text:span text:style-name="T2">B</text:span>oard:</text:h>
      <text:p text:style-name="P2">The admin can set rate of interest for different categories of loan <text:span text:style-name="T5">and loan approval form</text:span>.</text:p>
      <text:h text:style-name="P8" text:outline-level="3"/>
      <text:h text:style-name="P8" text:outline-level="3">For the Users:</text:h>
      <text:h text:style-name="P9" text:outline-level="3">Apply Loan:</text:h>
      <text:p text:style-name="P3">User will fill application form <text:span text:style-name="T5">with certain field and apply for loan.</text:span></text:p>
      <text:h text:style-name="P10" text:outline-level="3">Calculate EMI:</text:h>
      <text:p text:style-name="P4">User will able to calculate emi for particular loan type.</text:p>
      <text:h text:style-name="P10" text:outline-level="3">View Credit Balance:</text:h>
      <text:p text:style-name="P5"><text:span text:style-name="T5">User will able to see their current credit balance left for repayment.</text:span></text:p>
      <text:h text:style-name="P10" text:outline-level="3">Pay EMI:</text:h>
      <text:p text:style-name="P4">Provides functionality to pay EMI with debit/credit card;</text:p>
      <text:h text:style-name="P9" text:outline-level="3"><text:span text:style-name="T4">Fore</text:span><text:span text:style-name="T3">C</text:span><text:span text:style-name="T4">lose Loan:</text:span></text:h>
      <text:p text:style-name="P4">Foreclose loan based on the foreclose rate as set by system admin.</text:p>
      <text:h text:style-name="P10" text:outline-level="3">Print Transaction:</text:h>
      <text:p text:style-name="P4">User will able to see number of paid emi and print the transaction detail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3:11:57.581733286</meta:creation-date>
    <dc:date>2020-05-04T22:27:33.708121555</dc:date>
    <meta:editing-duration>PT48M12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146" meta:character-count="886" meta:non-whitespace-character-count="760"/>
  </office:meta>
</office:document-meta>
</file>